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6.76mm" svg:height="166.21mm" svg:x="0mm" svg:y="93.43mm">
            <loext:p draw:notify-on-update-of-ranges="Sheet1.A4:Sheet1.A18 Sheet1.B4:Sheet1.B18 Sheet1.C4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ce1"/>
          <table:table-cell office:value-type="string" calcext:value-type="string">
            <text:p>FEMALES</text:p>
          </table:table-cell>
          <table:table-cell office:value-type="string" calcext:value-type="string">
            <text:p>MALES</text:p>
          </table:table-cell>
        </table:table-row>
        <table:table-row table:style-name="ro1">
          <table:table-cell office:value-type="string" calcext:value-type="string">
            <text:p>"Education": " 10th grade" <text:s text:c="30"/>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"Education": " 11th grade" <text:s text:c="32"/>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"Education": " 12th grade no diploma" <text:s text:c="7"/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"Education": " 1st 2nd 3rd or 4th grade" <text:s text:c="9"/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Education": " 5th or 6th grade" <text:s text:c="17"/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"Education": " 7th and 8th grade" <text:s text:c="22"/>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"Education": " 9th grade" <text:s text:c="30"/>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"Education": " Associates degree-academic program"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"Education": " Associates degree-occup /vocational" <text:s/>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"Education": " Bachelors degree(BA AB BS)" <text:s text:c="13"/>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"Education": " Children" <text:s text:c="46"/>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"Education": " Doctorate degree(PhD EdD)" <text:s text:c="7"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"Education": " High school graduate" <text:s text:c="15"/></text:p>
          </table:table-cell>
          <table:table-cell office:value-type="float" office:value="279" calcext:value-type="float">
            <text:p>27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"Education": " Less than 1st grade" <text:s text:c="27"/>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"Education": " Masters degree(MA MS MEng MEd MSW MBA)" <text:s text:c="12"/>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"Education": " Prof school degree (MD DDS DVM LLB JD)" <text:s text:c="3"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"Education": " Some college but no degree" <text:s text:c="14"/>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8:19:03.034701016</meta:creation-date>
    <dc:date>2017-02-23T18:34:50.239847009</dc:date>
    <meta:editing-duration>PT5M16S</meta:editing-duration>
    <meta:editing-cycles>1</meta:editing-cycles>
    <meta:document-statistic meta:table-count="1" meta:cell-count="53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677cm" svg:height="16.622cm" xlink:href=".." xlink:type="simple" chart:class="chart:bar" chart:style-name="ch1">
        <chart:legend chart:legend-position="end" svg:x="29.414cm" svg:y="7.763cm" style:legend-expansion="high" chart:style-name="ch2"/>
        <chart:plot-area chart:style-name="ch3" table:cell-range-address="Sheet1.A4:Sheet1.C18" chart:data-source-has-labels="column" svg:x="-1.328cm" svg:y="-0.159cm" svg:width="29.017cm" svg:height="18.235cm" dr3d:transform="matrix (0.937250944888388 0.0665847169776786 0.342238428249701 -0.0114158710151504 0.986929118322002 -0.160750095791953 -0.348468569880827 0.14675622941858 0.92576037122575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27cm" svg:y="0cm" svg:width="25.525cm" svg:height="9.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4:Sheet1.A1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:Sheet1.B18" chart:class="chart:bar">
            <chart:data-point chart:repeated="15"/>
          </chart:series>
          <chart:series chart:style-name="ch8" chart:values-cell-range-address="Sheet1.C4:Sheet1.C18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"Education": " 12th grade no diploma"        </text:p>
                <draw:g>
                  <svg:desc>Sheet1.A4:Sheet1.A18</svg:desc>
                </draw:g>
              </table:table-cell>
              <table:table-cell office:value-type="float" office:value="8">
                <text:p>8</text:p>
                <draw:g>
                  <svg:desc>Sheet1.B4:Sheet1.B18</svg:desc>
                </draw:g>
              </table:table-cell>
              <table:table-cell office:value-type="float" office:value="10">
                <text:p>10</text:p>
                <draw:g>
                  <svg:desc>Sheet1.C4:Sheet1.C18</svg:desc>
                </draw:g>
              </table:table-cell>
            </table:table-row>
            <table:table-row>
              <table:table-cell office:value-type="string">
                <text:p>"Education": " 1st 2nd 3rd or 4th grade"          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"Education": " 5th or 6th grade"                  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"Education": " 7th and 8th grade"                       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"Education": " 9th grade"                               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"Education": " Associates degree-academic program"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"Education": " Associates degree-occup /vocational" 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"Education": " Bachelors degree(BA AB BS)"              </text:p>
              </table:table-cell>
              <table:table-cell office:value-type="float" office:value="99">
                <text:p>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"Education": " Children"                                               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"Education": " Doctorate degree(PhD EdD)"        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"Education": " High school graduate"                </text:p>
              </table:table-cell>
              <table:table-cell office:value-type="float" office:value="279">
                <text:p>27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"Education": " Less than 1st grade"                            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"Education": " Masters degree(MA MS MEng MEd MSW MBA)"             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"Education": " Prof school degree (MD DDS DVM LLB JD)"    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"Education": " Some college but no degree"               </text:p>
              </table:table-cell>
              <table:table-cell office:value-type="float" office:value="159">
                <text:p>159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